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faf83" officeooo:paragraph-rsid="000faf83"/>
    </style:style>
    <style:style style:name="P2" style:family="paragraph" style:parent-style-name="Text_20_body">
      <style:text-properties officeooo:rsid="000fe355" officeooo:paragraph-rsid="000fe355"/>
    </style:style>
    <style:style style:name="P3" style:family="paragraph" style:parent-style-name="Text_20_body">
      <style:text-properties officeooo:rsid="00113112" officeooo:paragraph-rsid="00113112"/>
    </style:style>
    <style:style style:name="P4" style:family="paragraph" style:parent-style-name="Text_20_body">
      <style:text-properties officeooo:rsid="0013cb51" officeooo:paragraph-rsid="0013cb51"/>
    </style:style>
    <style:style style:name="P5" style:family="paragraph" style:parent-style-name="Text_20_body">
      <style:text-properties officeooo:paragraph-rsid="0013cb51"/>
    </style:style>
    <style:style style:name="P6" style:family="paragraph" style:parent-style-name="Text_20_body">
      <style:text-properties officeooo:rsid="0013dade" officeooo:paragraph-rsid="0013dade"/>
    </style:style>
    <style:style style:name="P7" style:family="paragraph" style:parent-style-name="Text_20_body">
      <style:text-properties officeooo:paragraph-rsid="0013dade"/>
    </style:style>
    <style:style style:name="P8" style:family="paragraph" style:parent-style-name="Text_20_body">
      <style:text-properties officeooo:rsid="001558d7" officeooo:paragraph-rsid="001558d7"/>
    </style:style>
    <style:style style:name="P9" style:family="paragraph" style:parent-style-name="Text_20_body">
      <style:text-properties officeooo:rsid="0015853e" officeooo:paragraph-rsid="0015853e"/>
    </style:style>
    <style:style style:name="P10" style:family="paragraph" style:parent-style-name="Text_20_body">
      <style:text-properties officeooo:rsid="0016ce49" officeooo:paragraph-rsid="0016ce49"/>
    </style:style>
    <style:style style:name="P11" style:family="paragraph" style:parent-style-name="Text_20_body">
      <style:text-properties officeooo:rsid="0018c3c9" officeooo:paragraph-rsid="0018c3c9"/>
    </style:style>
    <style:style style:name="P12" style:family="paragraph" style:parent-style-name="Heading_20_1">
      <style:text-properties officeooo:rsid="000faf83" officeooo:paragraph-rsid="000faf83"/>
    </style:style>
    <style:style style:name="P13" style:family="paragraph" style:parent-style-name="Heading_20_1">
      <style:text-properties officeooo:rsid="000fe355" officeooo:paragraph-rsid="000fe355"/>
    </style:style>
    <style:style style:name="P14" style:family="paragraph" style:parent-style-name="Heading_20_1">
      <style:text-properties officeooo:rsid="0013cb51" officeooo:paragraph-rsid="0013cb51"/>
    </style:style>
    <style:style style:name="P15" style:family="paragraph" style:parent-style-name="Heading_20_1">
      <style:text-properties officeooo:rsid="0013dade" officeooo:paragraph-rsid="0013dade"/>
    </style:style>
    <style:style style:name="P16" style:family="paragraph" style:parent-style-name="Heading_20_1">
      <style:text-properties officeooo:rsid="001558d7" officeooo:paragraph-rsid="001558d7"/>
    </style:style>
    <style:style style:name="P17" style:family="paragraph" style:parent-style-name="Heading_20_1">
      <style:text-properties officeooo:rsid="0015853e" officeooo:paragraph-rsid="0015853e"/>
    </style:style>
    <style:style style:name="P18" style:family="paragraph" style:parent-style-name="Heading_20_1">
      <style:text-properties officeooo:rsid="0016f294" officeooo:paragraph-rsid="0016f294"/>
    </style:style>
    <style:style style:name="P19" style:family="paragraph" style:parent-style-name="Title">
      <style:text-properties officeooo:rsid="000faf83" officeooo:paragraph-rsid="000faf83"/>
    </style:style>
    <style:style style:name="P20" style:family="paragraph" style:parent-style-name="Heading_20_2">
      <style:text-properties officeooo:rsid="000faf83" officeooo:paragraph-rsid="000faf83"/>
    </style:style>
    <style:style style:name="P21" style:family="paragraph" style:parent-style-name="Heading_20_2">
      <style:text-properties officeooo:rsid="000fe355" officeooo:paragraph-rsid="000fe355"/>
    </style:style>
    <style:style style:name="T1" style:family="text">
      <style:text-properties officeooo:rsid="00113112"/>
    </style:style>
    <style:style style:name="T2" style:family="text">
      <style:text-properties officeooo:rsid="00129be9"/>
    </style:style>
    <style:style style:name="T3" style:family="text">
      <style:text-properties officeooo:rsid="0013cb51"/>
    </style:style>
    <style:style style:name="T4" style:family="text">
      <style:text-properties officeooo:rsid="0013dade"/>
    </style:style>
    <style:style style:name="T5" style:family="text">
      <style:text-properties officeooo:rsid="0016ce4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Eyals C++ Summary</text:p>
      <text:h text:style-name="P12" text:outline-level="1">1. Introduction</text:h>
      <text:p text:style-name="P1">Procedure Oriented Programming- A way of thinking about programs and organizing them as a flow of procedures that could be written by many authors, used by many users and usually dont demand knowledge of implementation.</text:p>
      <text:p text:style-name="P1">Object Oriented Programming- Localization of implementation details, program maintenance is easy, allows to build reusable code, easy way to add new types to language, data abstraction.</text:p>
      <text:p text:style-name="P1">Principles of OOD/OOP- Data abstraction and encapsulation, inheritance, polymorphism.</text:p>
      <text:h text:style-name="P20" text:outline-level="2">Data Abstraction</text:h>
      <text:p text:style-name="P1">Data abstraction is a type defined in terms of operations. A type whose internal form is hidden behind a set of access functions is called an Abstract Data Type (ADT). Objects of the type are created and inspected only by calls to the access functions. This allows implementation of the type to be changed without requiring any changes outside the modules in which it is defined.</text:p>
      <text:h text:style-name="P20" text:outline-level="2">Encapsulation</text:h>
      <text:p text:style-name="P1">Encapsulation is a physical localization of features (e.g. properties, behavior) into a single “black box” abstraction that hides their implementation behind a public interface. In OOP languages it is usually done by the possibility to define new types – classes.</text:p>
      <text:h text:style-name="P20" text:outline-level="2">Inheritance</text:h>
      <text:p text:style-name="P1">A relationship among classes, wherein one class shares the structure or behavior defined in other classes. In OOP, inheritance is a way to reuse code by creating collections of attributes and behaviors called objects, which can be based on previously created objects. Inheritance defines an ‘is-a’ relationship in which a sub-class inherits from one or more generalized super-classes.</text:p>
      <text:h text:style-name="P21" text:outline-level="2">Polymorphism</text:h>
      <text:p text:style-name="P2">Means “many forms” and in the context that we are using refers to the ability to call member functions of many object types using the same interface. Polymorphism is realized by a feature called late binding. This refers to the fact that the decision which function to call cannot be made at compile-time, but is postponed until the program is actually executed.</text:p>
      <text:h text:style-name="P13" text:outline-level="1">3. Classes, Constructors, Destructors</text:h>
      <text:p text:style-name="P2">In our context, an object could be anything that has identity, state and behaviour. Look for: things, roles, incidents, interactions and behavior (things an object does to other objects).</text:p>
      <text:p text:style-name="P2">The Constructor (CTOR) function has by definition the same name as the corresponding class.</text:p>
      <text:p text:style-name="P2"><text:soft-page-break/>The C++ runtime system makes sure that the CTOR of a class is called when an object of the class is created. <text:span text:style-name="T1">If no CTOR is defined by user then compiler will generate its own. In this case, all data members of a class will not be initialized bu the memory will be allocated as a ‘C struct’. CTORs can be called even before main(). The CTOR without arguments is called the default CTOR. If a class contains some constructor with parameters then compiler will not generate default constructor.</text:span></text:p>
      <text:p text:style-name="P3">The DTOR function is the opposite of the CTOR in the sense that it is invoked when an object finishes its life cycle. For objects that are local non-static variables, the DTOR is called when the function in which the object is defined <text:span text:style-name="T2">is about to return. For static or global variables, the DTOR is called before the program terminates in regular way or by calling exit(). The DTOR has the same name as the class but prefixed by a tilde. The DTOR has neither arguments nor a return value. The DTOR releases all allocated memory.</text:span></text:p>
      <text:p text:style-name="P5"><text:span text:style-name="T3">CTOR calls <text:s/>CTORs of all data members. DTOR calls DTORs of all data-members. Conclusion is to try and reduce number of CTORs and DTORs in a program. Do this by declaring variables only next to their first usage.</text:span></text:p>
      <text:h text:style-name="P14" text:outline-level="1"><text:span text:style-name="T4">4. </text:span>Operators new and delete</text:h>
      <text:p text:style-name="P4">C functions malloc and free only allocate/deallocate memory space and dont initialize data. New and delete not only allocate/deallocate but also initialize/destroy objects. <text:span text:style-name="T4">Whenever new is followed by [], delete should be followed by [] too.</text:span></text:p>
      <text:h text:style-name="P15" text:outline-level="1">5. Reference</text:h>
      <text:p text:style-name="P6">Reference is a variable declared to be an alias of some EXISTING object of a given type. In other words, reference is an alternative name of an existing object. A reference cannot be changed to refer to another object after initialization.</text:p>
      <text:p text:style-name="P7"><text:span text:style-name="T4">Reference isnt a kind of pointer! Even though a reference is often implemented using an address in the underlying assembly language, do not think of a reference as a funny looking pointer to an object. A reference is the object. It is not a pointer to the object, nor a copy of the object. It is the object.</text:span></text:p>
      <text:h text:style-name="P16" text:outline-level="1">7. Mangled Name</text:h>
      <text:p text:style-name="P8">In ‘C’, function overloading is not allowed. The name of the function is taken to a symbol table, and parameters names are not taken into consideration. A real C++ function name is some string that is built from function name declared in class and type of its parameters. A function return value is not considered when distinguishing between overloaded instances. Such a name is called a mangled name. In C++ there are no standards for mangled names.</text:p>
      <text:h text:style-name="P16" text:outline-level="1"><text:soft-page-break/>8. Self Reference</text:h>
      <text:p text:style-name="P9">A pointer to the object for which a member function is invoked presents implicitly as a hidden argument in each member function of the given class. Using ‘this’ is unnecessary when referring to data members.</text:p>
      <text:h text:style-name="P17" text:outline-level="1">9. Assignment Operator and Copy Constructor</text:h>
      <text:p text:style-name="P9">Variables which are structs or classes can be directly assigned in C++ in the same way that structs can be assigned in C. The default action of such an assignment is a member-wise copy of one object to the other. By default, the assignment operator copies sizeof(class) bytes from the source object to the destination object. Redefining of operators action is called operator overloading. In some cases, its important to check if the source is different than this (this != &amp;source). Associativity of the assignment operator is from right to left.</text:p>
      <text:p text:style-name="P9">C<text:span text:style-name="T5">opy CTOR: No need to ask if (this != &amp;p), because is a new object. No need to delete previous data. Nothing to return as in any other CTOR.</text:span></text:p>
      <text:p text:style-name="P10">When a function passes argument by value in C++, the copy CTOR is called in order to copy actual parameter. The copy CTOR is also implicitly called when a function returns an object.</text:p>
      <text:p text:style-name="P10">If no CTOR is declared in class, then compiler generates default CTOR and copy CTOR. Compiler also generates DTOR and assignment operator. If one of user defined CTORs is declared, then compiler will not generate default CTOR. Always declare default CTOR, copy CTOR, DTOR and assignment operator, even as a comment.</text:p>
      <text:h text:style-name="P18" text:outline-level="1">10. Initialization List</text:h>
      <text:p text:style-name="P11">The first way to initialize data members is inside the CTOR body. The second way is through the initialization list. The order of initialization is the same as the order of data member declarations and not as in order of initialization list. Always CTORs of data members will be called, because all data members have to be initialized before body of CTOR. Initialization list has to be used to initialize: const data members, reference data members and data members with no default C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6T09:20:52.805578524</meta:creation-date>
    <meta:generator>LibreOffice/5.1.6.2$Linux_X86_64 LibreOffice_project/10m0$Build-2</meta:generator>
    <dc:date>2017-12-26T13:25:40.218755721</dc:date>
    <meta:editing-duration>PT51M32S</meta:editing-duration>
    <meta:editing-cycles>3</meta:editing-cycles>
    <meta:document-statistic meta:table-count="0" meta:image-count="0" meta:object-count="0" meta:page-count="3" meta:paragraph-count="35" meta:word-count="1131" meta:character-count="6757" meta:non-whitespace-character-count="5659"/>
  </office:meta>
</office:document-meta>
</file>